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33783EE37D27E3DF5A8.png" manifest:media-type="image/png"/>
  <manifest:file-entry manifest:full-path="Pictures/10000201000002E6000002FD8E2DACB182FFE3DE.png" manifest:media-type="image/png"/>
  <manifest:file-entry manifest:full-path="Pictures/10000201000003760000030F2F94918D0A7CB64D.png" manifest:media-type="image/png"/>
  <manifest:file-entry manifest:full-path="Pictures/10000201000005FD000002F665221080FEEDFCB6.png" manifest:media-type="image/png"/>
  <manifest:file-entry manifest:full-path="Pictures/10000201000003A8000002F8B361F595A8FB05B7.png" manifest:media-type="image/png"/>
  <manifest:file-entry manifest:full-path="Pictures/10000201000005F900000309D3CD13B0D61D0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3.802cm" draw:z-index="0"><draw:image xlink:href="Pictures/10000201000003A8000002F8B361F595A8FB05B7.png" xlink:type="simple" xlink:show="embed" xlink:actuate="onLoad" loext:mime-type="image/png"/></draw:frame></text:p>
      <text:p text:style-name="Standard"><draw:frame draw:style-name="fr1" draw:name="Image2" text:anchor-type="paragraph" svg:width="17cm" svg:height="8.638cm" draw:z-index="1"><draw:image xlink:href="Pictures/10000201000005F900000309D3CD13B0D61D0C90.png" xlink:type="simple" xlink:show="embed" xlink:actuate="onLoad" loext:mime-type="image/png"/></draw:frame></text:p>
      <text:p text:style-name="Standard"><draw:frame draw:style-name="fr2" draw:name="Image3" text:anchor-type="paragraph" svg:width="17cm" svg:height="15.023cm" draw:z-index="2"><draw:image xlink:href="Pictures/10000201000003760000030F2F94918D0A7CB64D.png" xlink:type="simple" xlink:show="embed" xlink:actuate="onLoad" loext:mime-type="image/png"/></draw:frame><text:soft-page-break/></text:p>
      <text:p text:style-name="Standard"><draw:frame draw:style-name="fr2" draw:name="Image4" text:anchor-type="paragraph" svg:width="17cm" svg:height="8.405cm" draw:z-index="3"><draw:image xlink:href="Pictures/10000201000005FD000002F665221080FEEDFCB6.png" xlink:type="simple" xlink:show="embed" xlink:actuate="onLoad" loext:mime-type="image/png"/></draw:frame></text:p>
      <text:p text:style-name="Standard"><draw:frame draw:style-name="fr3" draw:name="Image5" text:anchor-type="paragraph" svg:width="17cm" svg:height="17.526cm" draw:z-index="4"><draw:image xlink:href="Pictures/10000201000002E6000002FD8E2DACB182FFE3DE.png" xlink:type="simple" xlink:show="embed" xlink:actuate="onLoad" loext:mime-type="image/x-vclgraphic"/></draw:frame><text:soft-page-break/></text:p>
      <text:p text:style-name="Standard"><draw:frame draw:style-name="fr2" draw:name="Image6" text:anchor-type="paragraph" svg:width="17cm" svg:height="15.72cm" draw:z-index="5"><draw:image xlink:href="Pictures/100002010000037A0000033783EE37D27E3DF5A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7:29:03.346010547</meta:creation-date>
    <dc:date>2021-08-19T13:14:30.283101534</dc:date>
    <meta:editing-duration>PT25M51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